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8000002304AE5EC5537A55AAF.png" manifest:media-type="image/png"/>
  <manifest:file-entry manifest:full-path="Pictures/100000010000014F0000023A93CC79BC4A7CB06C.png" manifest:media-type="image/png"/>
  <manifest:file-entry manifest:full-path="Pictures/100000010000015800000230F028744E88BFE61C.png" manifest:media-type="image/png"/>
  <manifest:file-entry manifest:full-path="Pictures/100000010000015800000230F85491EB9067279B.png" manifest:media-type="image/png"/>
  <manifest:file-entry manifest:full-path="Pictures/10000001000001580000023012F4799DCC6DE4F1.png" manifest:media-type="image/png"/>
  <manifest:file-entry manifest:full-path="Pictures/100000010000015800000230AA3730F07958A348.png" manifest:media-type="image/png"/>
  <manifest:file-entry manifest:full-path="Pictures/10000001000001580000023044660FC0FF34FC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da2" officeooo:paragraph-rsid="00030da2"/>
    </style:style>
    <style:style style:name="P2" style:family="paragraph" style:parent-style-name="Standard">
      <style:text-properties officeooo:rsid="0005105d" officeooo:paragraph-rsid="0005105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</text:p>
      <text:p text:style-name="P1"><draw:frame draw:style-name="fr2" draw:name="Image1" text:anchor-type="char" svg:x="-0.6665in" svg:y="0.1563in" svg:width="3.5835in" svg:height="5.8335in" draw:z-index="0"><draw:image xlink:href="Pictures/10000001000001580000023044660FC0FF34FCA3.png" xlink:type="simple" xlink:show="embed" xlink:actuate="onLoad" draw:mime-type="image/png"/></draw:frame><text:tab/><text:tab/><text:tab/><text:tab/><text:tab/><text:tab/><text:tab/><text:tab/><text:tab/><draw:frame draw:style-name="fr2" draw:name="Image2" text:anchor-type="char" svg:x="3.6917in" svg:y="0.1654in" svg:width="3.5835in" svg:height="5.8335in" draw:z-index="2"><draw:image xlink:href="Pictures/100000010000015800000230AA3730F07958A34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6102in" svg:y="0.0772in" svg:width="3.5835in" svg:height="5.8335in" draw:z-index="1"><draw:image xlink:href="Pictures/10000001000001580000023012F4799DCC6DE4F1.png" xlink:type="simple" xlink:show="embed" xlink:actuate="onLoad" draw:mime-type="image/png"/></draw:frame><draw:frame draw:style-name="fr2" draw:name="Image4" text:anchor-type="char" svg:x="3.5043in" svg:y="0.0646in" svg:width="3.5835in" svg:height="5.8335in" draw:z-index="3"><draw:image xlink:href="Pictures/100000010000015800000230F85491EB9067279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x="3.598in" svg:y="0.1854in" svg:width="3.5835in" svg:height="5.8335in" draw:z-index="5"><draw:image xlink:href="Pictures/100000010000015800000230F028744E88BFE61C.png" xlink:type="simple" xlink:show="embed" xlink:actuate="onLoad" draw:mime-type="image/png"/></draw:frame><text:soft-page-break/></text:p>
      <text:p text:style-name="P1"><draw:frame draw:style-name="fr2" draw:name="Image5" text:anchor-type="char" svg:x="-0.3189in" svg:y="0.0165in" svg:width="3.5835in" svg:height="5.8335in" draw:z-index="4"><draw:image xlink:href="Pictures/1000000100000158000002304AE5EC5537A55A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Part-2</text:p>
      <text:p text:style-name="P2"/>
      <text:p text:style-name="P2"><draw:frame draw:style-name="fr1" draw:name="Image7" text:anchor-type="char" svg:width="3.4898in" svg:height="5.9374in" draw:z-index="6"><draw:image xlink:href="Pictures/100000010000014F0000023A93CC79BC4A7CB0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1:34:31.950085971</meta:creation-date>
    <dc:date>2022-10-31T02:49:42.311712163</dc:date>
    <meta:editing-duration>PT1H15M10S</meta:editing-duration>
    <meta:editing-cycles>3</meta:editing-cycles>
    <meta:generator>LibreOffice/7.3.6.2$Linux_X86_64 LibreOffice_project/30$Build-2</meta:generator>
    <meta:document-statistic meta:table-count="0" meta:image-count="7" meta:object-count="0" meta:page-count="4" meta:paragraph-count="4" meta:word-count="3" meta:character-count="107" meta:non-whitespace-character-count="11"/>
  </office:meta>
</office:document-meta>
</file>